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2b51"/>
    </style:style>
    <style:style style:name="P2" style:family="paragraph" style:parent-style-name="Standard">
      <style:paragraph-properties fo:text-align="justify" style:justify-single-word="false"/>
      <style:text-properties officeooo:rsid="00073370" officeooo:paragraph-rsid="00073370"/>
    </style:style>
    <style:style style:name="P3" style:family="paragraph" style:parent-style-name="Standard">
      <style:paragraph-properties fo:text-align="justify" style:justify-single-word="false"/>
      <style:text-properties officeooo:paragraph-rsid="00073370"/>
    </style:style>
    <style:style style:name="P4" style:family="paragraph" style:parent-style-name="Title">
      <style:text-properties officeooo:paragraph-rsid="000a4d4b"/>
    </style:style>
    <style:style style:name="P5" style:family="paragraph" style:parent-style-name="Standard" style:list-style-name="L1">
      <style:paragraph-properties fo:text-align="justify" style:justify-single-word="false"/>
      <style:text-properties officeooo:rsid="00062b51" officeooo:paragraph-rsid="00062b51"/>
    </style:style>
    <style:style style:name="P6" style:family="paragraph" style:parent-style-name="Standard" style:list-style-name="L1">
      <style:paragraph-properties fo:text-align="justify" style:justify-single-word="false"/>
      <style:text-properties officeooo:rsid="00062b51" officeooo:paragraph-rsid="0006bda3"/>
    </style:style>
    <style:style style:name="P7" style:family="paragraph" style:parent-style-name="Standard">
      <style:paragraph-properties fo:text-align="justify" style:justify-single-word="false"/>
      <style:text-properties officeooo:rsid="00062b51" officeooo:paragraph-rsid="0006bda3"/>
    </style:style>
    <style:style style:name="P8" style:family="paragraph" style:parent-style-name="Standard">
      <style:paragraph-properties fo:text-align="justify" style:justify-single-word="false"/>
      <style:text-properties officeooo:paragraph-rsid="0006bda3"/>
    </style:style>
    <style:style style:name="P9" style:family="paragraph" style:parent-style-name="Standard">
      <style:paragraph-properties fo:text-align="justify" style:justify-single-word="false"/>
      <style:text-properties officeooo:paragraph-rsid="0013446a"/>
    </style:style>
    <style:style style:name="P10" style:family="paragraph" style:parent-style-name="Standard">
      <style:paragraph-properties fo:text-align="justify" style:justify-single-word="false"/>
      <style:text-properties officeooo:paragraph-rsid="001450d3"/>
    </style:style>
    <style:style style:name="P11" style:family="paragraph" style:parent-style-name="Standard">
      <style:paragraph-properties fo:text-align="justify" style:justify-single-word="false"/>
      <style:text-properties officeooo:paragraph-rsid="0014feef"/>
    </style:style>
    <style:style style:name="T1" style:family="text">
      <style:text-properties officeooo:rsid="0006bda3"/>
    </style:style>
    <style:style style:name="T2" style:family="text">
      <style:text-properties officeooo:rsid="00073370"/>
    </style:style>
    <style:style style:name="T3" style:family="text">
      <style:text-properties officeooo:rsid="0009298a"/>
    </style:style>
    <style:style style:name="T4" style:family="text">
      <style:text-properties officeooo:rsid="000967c5"/>
    </style:style>
    <style:style style:name="T5" style:family="text">
      <style:text-properties officeooo:rsid="00062b5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Text_20_body"/>
      <text:p text:style-name="Text_20_body"/>
      <text:p text:style-name="Text_20_body"/>
      <text:p text:style-name="Text_20_body"/>
      <text:p text:style-name="Text_20_body"/>
      <text:p text:style-name="Text_20_body"/>
      <text:p text:style-name="P4">CURSO INFORMÁTIC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ário</text:p>
          </text:index-title>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soft-page-break/></text:p>
      <text:p text:style-name="Title"/>
      <text:p text:style-name="Title"/>
      <text:p text:style-name="Title"/>
      <text:p text:style-name="Title"/>
      <text:p text:style-name="Title"/>
      <text:p text:style-name="P1"/>
      <text:p text:style-name="Subtitle"><text:alphabetical-index-mark-start text:id="IMark2186000445416"/><text:alphabetical-index-mark-start text:id="IMark2186000445704"/><text:alphabetical-index-mark-start text:id="IMark2186000445800"/>APRESENTAÇÃO<text:alphabetical-index-mark-end text:id="IMark2186000445800"/><text:alphabetical-index-mark-end text:id="IMark2186000445704"/><text:alphabetical-index-mark-end text:id="IMark2186000445416"/></text:p>
      <text:p text:style-name="Subtitle"/>
      <text:p text:style-name="P2"><text:tab/>Este material foi cuidadosamente preparado com o objetivo de fornecer conhecimentos básicos do Curso de Informática básica. O nosso trabalho será apresentado na plataforma Windows 10 pelo fato de ser mais utilizada pelas pessoas comuns, ser de fácil acesso e simples utilização.</text:p>
      <text:p text:style-name="P2"/>
      <text:p text:style-name="P2">É indiscutível a importância da informática nos dias atuais. Os computadores <text:span text:style-name="T3">r</text:span>evolucionaram a vida cotidiana, tornaram-se uma ferramenta que melhora a produtividade, processa dados diversos e provê comunicação entre as pessoas. Enfim, a informática permeia a vida de todos, mesmo daqueles que não têm conhecimento disso. É imprescindível a constante atualização e aprendizado para a utilização das ferramentas de informática de última geração.</text:p>
      <text:p text:style-name="P2">Percebe-se que é grande o número de pessoas com dificuldade na área de computação ou que não tem conhecimento algum sobre a utilização de uma ferramenta de informática, desenvolvendo uma espécie de aversão ou mesmo fobia ao se deparar com um computador. Neste contexto, apresentamos o livro de Informática Básica que tem como objetivo principal a inclusão digital dos alunos e serve como material didático e de orientação para o estudante utilizar um computador.</text:p>
      <text:p text:style-name="P3"><text:span text:style-name="T2">Ademais foi observada uma carência em material didático específico para a Educação Profissional e Tecnológica, seja de adultos, adultos jovens ou jovens, na área de informática básica. Este material difere em sua essência dos livros e bibliografias da área, pois atende as necessidades dos alunos com a didática adequada e, principalmente, com a dinâmica das aulas de Informática Básica em Cursos Técnicos e de Formação Inicial e Continuada (FIC). Est</text:span><text:span text:style-name="T4">a</text:span><text:span text:style-name="T2"> </text:span><text:span text:style-name="T4">apostila</text:span><text:span text:style-name="T2"> tem a função de auxiliar o aluno no acompanhamento das aulas, sendo um importante recurso para aqueles que não têm computador em casa, não têm acesso à Internet, trabalham o dia inteiro e, muitas vezes, só têm disponível o tempo de deslocamento do trabalho à escola para estudar.</text:span></text:p>
      <text:p text:style-name="P2"/>
      <text:p text:style-name="Subtitle">OBJETIVO</text:p>
      <text:list xml:id="list2213522" text:style-name="L1">
        <text:list-item>
          <text:p text:style-name="P5">Fornecer conhecimento ao aluno sobre como surgiu a informática.</text:p>
        </text:list-item>
        <text:list-item>
          <text:p text:style-name="P5"><text:soft-page-break/>Fornecer conhecimento ao aluno sobre os computadores e seus componentes.</text:p>
        </text:list-item>
        <text:list-item>
          <text:p text:style-name="P5">Fornecer conhecimento ao aluno <text:span text:style-name="T1">como surgiu a internet.</text:span></text:p>
        </text:list-item>
        <text:list-item>
          <text:p text:style-name="P6">Fornecer conhecimento ao aluno <text:span text:style-name="T1">sobre sistemas operacionais(SO).</text:span></text:p>
        </text:list-item>
        <text:list-item>
          <text:p text:style-name="P6">Fornecer conhecimento ao aluno <text:span text:style-name="T1">sobre pacotes office.</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Histórico O monumento pré-histórico de Stonehenge, localizado na Inglaterra e construído por volta de 3.500 a.C., ou seja, há mais de 5.500 anos, é considerado por muitos como o primeiro computador construído pelo homem. Uma das teorias mais aceitas é que o gigante computador rudimentar de pedra marcava e previa fenômenos astronômicos e auxiliava na previsão dos momentos adequados de plantio e de colheita. A Figura 1.1 mostra uma uma fotografia das ruínas de Stonehenge. </text:p>
      <text:p text:style-name="P7"/>
      <text:p text:style-name="P7">Um ábaco também pode ser considerado um tipo de computador. O homem o criou na antiguidade, por volta de 2.500 a.C., como uma forma de apoio aos dedos para efetuar contas e auxiliar no comércio e em tarefas cotidianas. Ele utiliza a base decimal (sistema com dez símbolos, 0, 1, 2, 3, 4, 5, 6, 7, 8, 9) e cada conta na haste representa uma unidade ou um múltiplo de dez. A Figura 1.2 mostra uma ilustração de um ábaco. </text:p>
      <text:p text:style-name="P7"/>
      <text:p text:style-name="P7">Até o fim do século 16, o ábaco era o principal instrumento para se fazer contas e se computar resultados. Em seguida, surgiu uma época de intensa atividade de inovação na Europa, quando foi criada a Tábua de Logaritmos por John Napier por volta de 1614 e a Régua de Cálculo no fim da década de 1620 por William Oughtred. O cientista saxão Gottfried Leibniz foi um dos precursores do sistema binário (sistema com dois símbolos, 0 e 1), porém foi o inglês George Boole que concebeu uma forma de álgebra do sistema binário, que ficou conhecida como álgebra booleana, uma lógica de dois estados, com uma adaptação muito fácil à descrição futura de circuitos de comutação elétricos, onde o símbolo 1 pode representar que um interruptor com corrente elétrica e o símbolo 0 pode representar um interruptor sem corrente elétrica. Já em 1804, Joseph Marie Jacquard inventou um tear automatizado, programado por cartões perfurados, considerado como a primeira máquina mecânica programável. Só em 1822, Charles Babbage, um cientista britânico considerado o pai do computador atual, criou uma Máquina de Diferenças para corrigir erros das tabelas matemáticas da época e, em 1833, criou a Máquina Analítica que podia ser programada, porém seu projeto nunca foi concluído. Em 1880, Herman Hollerith, então funcionário da agência estatística dos EUA, criou uma técnica de cartões perfurados para agilizar o processamento de dados do censo, criando posteriormente a Tabulating Machine Company que viria se tornar a IBM, até hoje uma das maiores empresas de informática do mundo. A partir de 1930, com a aproximação da 2ª Guerra Mundial, surgiu a necessidade de cálculos balísticos e decifração de códigos de comunicação para as operações militares e com isso vários projetos foram financiados pelos governos. Surge o computador Mark I construído com relés, em seguida o ENIAC totalmente eletrônico e substituía os relés por válvulas eletrônicas, ele possuía aproximadamente 18 mil válvulas, ocupava cerca de 160 </text:p>
      <text:p text:style-name="P7"/>
      <text:p text:style-name="P7">m2 e pesava cerca de 30 toneladas. O cientista John Von Neumann criou um novo conceito que agilizou e simplificou a utilização dos computadores da época onde os dados e os programas eram armazenados na memória do computador. Já em 1961, uma empresa americana chamada Texas Instruments cria um circuito integrado conhecido como chip. O chip é um conjunto de transistores, capacitores e resistores em uma minúscula placa de material semicondutor. É rápido, pequeno, durável, consome menos energia e substitui as válvulas eletrônicas. Esta inovação revolucionou o mundo dos computadores. Em 1971, outra empresa americana, chamada Intel, lança o primeiro microprocessador, o Intel 4004, que reuniu em um único chip, todas as funções de um processador central. No ano de 1975 foi criado o kit de computador ALTAIR baseado no processador Intel 8080 e dois estudantes universitários, Bill Gates e Paul Allen, criaram um sistema operacional para essa máquina e fundaram a Microsoft. Em 1976, Steve Jobs e Steve Wozniac lançam o APPLE 1, o primeiro computador pessoal mais bem sucedido em vendas. No ano de 1981, a IBM lança o IBM-PC e contrata a Microsoft para desenvolver seu sistema operacional, o MSDOS. Já em 1983, a IBM lança o PC-XT com disco rígido e processador 8088. Em seguida, os computadores pessoais são conhecidos pelas terminologias de seus processadores: 8088, 8086, 80286 (286), 80386 (386), 80486 (486), Pentium etc. No ano de 1984, a Apple lança o computador Macintosh com interface <text:soft-page-break/>gráfica e com figuras, o que facilitou o uso. Em 1985, surge o Windows 1.0 da Microsoft. Em 1990, o Windows 3.0 baseado no sistema gráfico do Macintosh para os usuários do MS-DOS e, em 1995, é lançado o Windows 95. Entre 1998 e o ano 2000, foram lançados o Windows 98, Windows 2000 e Windows ME. No ano de 2001 o Windows XP, em 2006 o Windows Vista e em 2009 o Windows 7. 1.2 Fundamentos e Classificação 1.2.1 O que é informática? ɵ A informática é o tratamento automático da informação, por meio da utilização de técnicas, procedimentos e equipamentos adequados, tendo por base os computadores. ɵ É a ciência do tratamento racional (especialmente por máquinas automáticas) da informação, considerada como suporte dos conhecimentos humanos e das comunicações nos domínios técnicos, econômicos e sociais. </text:p>
      <text:p text:style-name="P7"/>
      <text:p text:style-name="P7">1.2.2 O que é o computador? ɵ O computador é o elemento físico utilizado para o tratamento de dados e obtenção da informação. ɵ É uma máquina constituída por uma série de componentes e circuitos eletrônicos, capaz de receber, armazenar, processar e transmitir informações. ɵ É uma máquina programável, capaz de realizar uma grande variedade de tarefas seguindo uma sequência de comandos de acordo com o que for especificado. O computador não faz absolutamente nada sem que lhe seja ordenado fazer.</text:p>
      <text:p text:style-name="P7"/>
      <text:p text:style-name="P7"/>
      <text:p text:style-name="P7"/>
      <text:p text:style-name="P7">3 Gerações de Computadores Pode-se estruturar as gerações de computadores em : Primeira geração (1939 - 1958) Utilização de válvulas e componentes eletromecânicos Velocidade em milissegundos Segunda geração (1959 - 1966) Utilização de memórias de núcleo, transistores, velocidade de micro segundos (10-6) Circuitos integrados em pequena escala Operação remota </text:p>
      <text:p text:style-name="P7"/>
      <text:p text:style-name="P7"/>
      <text:p text:style-name="P7">Terceira geração (1964 - 1973) Utilização de memórias de filme fino Circuitos integrados em média e larga escala Velocidade de nano segundos (10-9) Operações em tempo compartilhado Quarta geração (1979 - 1990) Utilização de circuitos integrados em escala muito alta Velocidade de pico segundos (10-12) Processamento distribuído Quinta geração (1990 – dias atuais) Processamento paralelo, computadores ópticos, biológicos e quânticos Aplicação de técnicas de inteligência artificial </text:p>
      <text:p text:style-name="P7"/>
      <text:p text:style-name="P7">DALE, N. &amp; LEWIS, J. Computer Science Illuminated. 4. ed. Sudbury, Mass: Jones and Bartlett Publishers Inc., 2009. TREMBLAY, J. P. &amp; BUNT, R. B. Ciência dos computadores: uma abordagem algorítmica. São Paulo: McGraw-Hill, 1989. </text:p>
      <text:p text:style-name="P7"/>
      <text:p text:style-name="P8"><text:span text:style-name="T5">Um sistema é definido como um conjunto de partes coordenadas que trabalham concorrentemente para realizar uma determinada tarefa, sendo este um todo organizado e complexo. Seguindo esta definição, o sistema computacional (SC) é um conjunto de dispositivos eletrônicos (hardware) capazes de processar dados de acordo com um programa (software). O principal software, e também o mais importante, é o sistema operacional (SO), pois é ele quem “dá vida” ao hardware e fornece as bases para a execução de programas. Temos como exemplo de SO: Windows, Linux, Unix, Snow Leopard (Apple). O capítulo 2 está dividido em duas partes, para melhor entendimento do assunto, sendo a primeira o hardware (HW) e a segunda o software (SW). 2.1 Hardware O HW de um computador pode ser programado para realizar diversas tarefas. Essas tarefas necessitam de entradas para fornecerem saídas. Dessa forma, temos: dados (entrada), processador, responsável por processar os dados e fornecer a informação desejada (dados processados), como pode ser visto na figura 2.1. Fazendo uma analogia: ao se fazer um bolo, é necessário coletar alguns ingredientes, tais como ovos, farinha de trigo, leite, entre outros. Os ingredientes são os dados. O próximo passo é a preparação da massa (aqui é representado pelo processador). A preparação respeita a ordem que está na receita, ao misturar os ingredientes. Finalmente, temos a massa pronta que se transformará no bolo que é a informação. 2.1.1 Classificação dos Computadores Atualmente existem computadores </text:span><text:soft-page-break/><text:span text:style-name="T5">pequenos, médios e de grande porte, cada um com a sua especificidade. Eles podem ser classificados como: </text:span>a) Computador Pessoal (PC): é um computador que possui um baixo custo e que se destina ao uso individual ou por um pequeno grupo de pessoas. Até o final dos anos 70 reinavam os supercomputadores, que eram manipulados por poucas pessoas. A ideia de criar computadores pessoais não fazia muito sentido, as pessoas se perguntavam: para que utilizar um computador? Hoje resposta é óbvia, mas antigamente não. b) Computador Notebook: este computador tem as mesmas funcionalidades de um computador de mesa e iguala-se em tecnologia. Com um tamanho reduzido e um preço atraente, eles estão ganhando mercado. A variedade de modelos também é muito grande e atende os diferentes grupos de usuários. Talvez, por este motivo, em 2008, a Associação Brasileira da Indústria Elétrica e Eletrônica (Abinee) divulgou que a venda dos notebooks superaram a venda dos computadores de mesa no Brasil. A tendência dos notebooks é incorporar cada vez mais tecnologia e tornarem-se ainda menores e mais leves. Em menos de 30 anos os laptops deixaram de ser uma maleta de 12kg com funções limitadas para se tornarem o que são hoje. c) Computadores Handheld: Denominado como Personal Digital Assistants (PDA), ou em português: Assistente Digital Pessoal. Normalmente, são utilizados em tarefas mais simples, como agendamento de reuniões, nomes e telefones de clientes ou mesmo uma agenda pessoal. A grande maioria destes computadores oferecem uma tela sensível ao toque – o touchscreen – o que facilita a inserção de dados. Existe também um computador de bolso ou PC de bolso que executa tarefas mais complexas como a execução de arquivos de textos, planilhas eletrônicas e leitura de arquivos na extensão PDF. Porém, o seu poder de processamento e sua capacidade de armazenamento são inferiores ao de um computador convencional. Atualmente o PDA e o PC de bolso são integrados aos celulares. Para aqueles que procuram agilidade e praticidade, o handheld é uma excelente opção. As pessoas que utilizam este tipo de equipamento não têm tempo para ligar um computador e realizar consultas. Elas, normalmente, estão na rua trabalhando em pé, no trânsito ou não estão em locais que permitam o uso de um equipamento maior. Podemos citar alguns exemplos de profissionais que frequentemente utilizam este equipamento: entregadores de produtos, garçons, corretores, médicos, entre outros. d) Computadores Midrange: são computadores pequenos que permitem o acessos de diversos usuários simultaneamente. São projetados para atender à necessidade das organizações de pequeno e médio porte. Computadores podem se comunicar com um midrange por meio de terminais ou PCs interligados em rede para acessar aplicativos que são utilizados em empresas, como controle de estoque ou lançamento de produtos, por exemplo. Este tipo de computador precisa ter um bom processamento para poder tratar todas as informações que recebe dos terminais conectados a ele. e) Computador Mainframe: este é um computador de grande porte, os primeiros ocupavam uma sala inteira ou mesmo um andar inteiro de um prédio. Com o passar do tempo, o seu tamanho foi diminuindo e o seu poder de processamento aumentando. Atualmente ele é mais conhecido como servidor corporativo (enterprise server). Os clientes que costumam comprar este tipo de equipamentos são grandes empresas, como bancos. Enfim, eles são utilizados em ambientes que necessitam de um equipamento que processe um enorme número de informações. 2.2. Componentes de Computadores Pessoais É comum encontrar em anúncios de venda computadores (usados ou novos) com características diversas, mas normalmente são especificadas apenas a quantidade de GigaByte (GB) de memória Random Access Memory (RAM) e a capacidade do HardDisk (HD), medida em GB ou TeraByte (TB). Estas informações são importantes, mas não os únicos fatores a serem observados. Por isso, vamos por partes: Primeiramente devemos analisar as configurações do computador que temos em casa, se é vantagem trocar suas peças ou se devemos comprar um novo. Se você tem um equipamento que foi comprado a aproximadamente a cinco anos, é considerado um computador antigo. Realizar a troca de peças torna-se uma tarefa muito difícil e na maioria das vezes não vai surtir efeito satisfatório com relação ao desempenho do computador. Portanto, seria mais interessante comprar um novo. Agora se você possui um computador mais novo, cujo desempenho não esteja atendendo às necessidades corriqueiras, podem-se realizar dois procedimentos. O primeiro é fazer uma nova instalação do sistema operacional e evitar a instalação de programas desnecessários. Caso após esse procedimento o resultado ainda não seja satisfatório, chegou a hora de fazer atualização do <text:soft-page-break/>hardware. Como o equipamento é relativamente novo, a possibilidade de encontrar peças, como um processador mais moderno ou memória RAM mais veloz com capacidade maior de de armazenamento, fica mais fácil e o resultado normalmente é considerável. Se a opção for comprar um equipamento novo, surge a dúvida: compro um computador montado e pronto para uso ou escolho componente a componente do equipamento? Para as pessoas mais exigentes, que utilizam o computador para realizar tarefas mais complexas, tais como: edição de imagens, vídeos ou jogos que exigem alto desempenho do processador e placa de vídeo, a melhor opção é escolher as peças do computador. Entretanto, consulte uma pessoa que possui conhecimento técnico para evitar problemas, como comprar uma placa-mãe que não é compatível com o tipo de processador e memória escolhida. Se você é um usuário que utiliza a máquina apenas para navegar na Internet, editar arquivos de texto ou criar planilhas eletrônicas, recomenda-se comprar equipamentos montados e prontos, mas tenha em mente que neste tipo de computador a possibilidade de personalização do hardware é reduzida e a maioria dos componentes do sistema de hardware são on-board, ou seja, acoplados à placa-mãe. Portanto, para minimizar essa limitação, tente comprar uma máquina que seja possível expandir a memória principal Read Acess Memory (RAM). Verifique se existe a possibilidade de inserir placa de vídeo off-board, ou seja, não integrada à placa-mãe, e se possui slots 1 disponíveis tais como: Peripheral Component Interconnect (PCI) e PCI Express. Para entendermos melhor quais são os componentes básicos de um computador e o significado de termos e siglas, vamos descrever cada um dos componentes e como eles interagem de uma maneira simples e descomplicada. 2.2.1 Placa-mãe A placa-mãe é uma das principais peças do computador e todos os seus periféricos são acoplados: placa de vídeo, rede, som, memória, HD, processador. Para que estas peças sejam acopladas, é necessária a utilização de slots disponíveis, tais como: PCI e PCI Express. Alguns problemas de instabilidade e travamento que o usuário enfrenta podem ser causados por defeitos diversos na placa-mãe, por isso a escolha da placa-mãe deve ser feita de maneira cuidadosa. Em geral, vale a pena investir em uma boa placa-mãe e economizar nos demais componentes, pois uma escolha errada pode comprometer todo o desempenho do computador. Existe no mercado dois tipos de placas-mãe: on-board e off-board. A placa off-board não possui nenhum componente integrado a si, tais como vídeo, rede ou som. Atualmente, é muito difícil encontrar uma placa 100% off-board, pois alguns dispositivos como placa de rede e som já vêm integrados e, na prática, normalmente não causam muita perda de desempenho. No caso da on-board, todos os dispositivos, com exceção do processador, são acoplados à placa-mãe. Isso traz comodidade ao cliente, mas o seu desempenho costuma ser inferior devido à baixa qualidade de uma grande parte das placas on-board e a quantidade de dispositivos integrados a elas. Caso o usuário queira investir em uma placa-mãe on-board, deve-se verificar a quantidade de slots disponíveis e a sua classificação para a substituição de algum componente que venha a estragar futuramente. Por exemplo, se a placa de vídeo queima e não existem slots disponíveis para substituição, a placa-mãe deverá ser descartada ou reparada se houver conserto. </text:p>
      <text:p text:style-name="P8">2.2.2 Memórias As memórias existentes no computador são diversas, portanto, existe um sistema de memória que é administrado pelo processador. Na figura 2.2, podemos notar que quanto mais próximo da base da pirâmide, maior é a capacidade de armazenamento, menor é a velocidade e menor é o preço.</text:p>
      <text:p text:style-name="P8"/>
      <text:p text:style-name="P8">Um computador precisa de memória para armazenar os dados e as informações, seja de forma temporária (volátil) ou permanente (não volátil). Entre o conjunto de memórias do computador, existe a memória RAM. Ela possui um conjunto de chips semicondutores que armazenam dados na forma de pulso elétrico, o que significa que a memória RAM é volátil, ou seja, no caso de ausência de energia os dados serão perdidos. Um fato muito comum é a perda de dados quando existe a ausência de energia, mas por que isso acontece? Quando o processador necessita processar algum dado, ele o procura na memória cache. Caso não o encontre, ele o procura na memoria RAM e, se ainda não encontrar, faz uma busca deste dado na memória secundária (MS) (HD, pen-drive, cartão de memória, fita magnética, etc). Quando há a ausência de energia, muitos dados ainda continuam armazenados nas memórias voláteis, pois ainda não foram transferidas para a MS. É aí que acontece <text:soft-page-break/>a perda das informações. Para evitar maiores problemas, sempre que estiver trabalhando com algum arquivo importante, tente salvar estas informações periodicamente. </text:p>
      <text:p text:style-name="P8">2.2.3 Microprocessador O microprocessador é uma das peças mais importantes de um computador. Fazendo analogia ao ser humano, ele seria o “cérebro” da máquina, ele é um circuito integrado que realiza a tomada de decisões e os cálculos. Devido à grande importância deste componente, descreveremos a seguir as principais marcas e modelos. A Intel é a mais antiga empresa do ramo, trabalha com microprocessadores desde 1970 e atualmente fabrica alguns dos mais populares microprocessadores do mercado, tais como: i3, i5 e i7. A AMD também fabrica poderosos processadores. Na hora da compra é importante observar o prazo de garantia e a geração do processador. Os processadores mais antigos normalmente são opções mais baratas. Consideramos antigos os processadores lançados antes da linha Core 2010, por exemplo: Core 2 Duo, QuadCore e similares. A AMD normalmente lança modelos de processadores para competir com a sua concorrente Intel. Pessoas que gostam de jogar ou que necessitam processar grande volume de informações podem optar por processadores da linha AMD X4 Phenom ou pelo i7 da concorrente, Intel. Serão abordadas a seguir as características dos seguintes processadores: Dual Core, Core 2 Duo, i3, i5 e i7, seguindo a ordem de evolução. 2.2.3.1 Dual Core (DC) x Core 2 Duo (C2D) Muitas pessoas pensam que estes dois processadores são iguais, mas veremos que a performance dos dois são diferentes e sua maneira de trabalhar também. Ambos possuem dois núcleos, mas o DC trabalha com frequência no máximo 2.2Ghz, possui o FSB (Font Side Bus – Barramento Externo) de 800Mhz, tem memória cache L2 de 4MB, seus núcleos compartilham a memória e trabalham com a arquitetura 32 bits. O C2D trabalha com a frequência máxima de até 3Ghz, FSB de 1.3Ghz, tem cache L2 também de 4MB, trabalha com arquitetura de 64 bits e possui dois núcleos físicos separados e não compartilham memória cache. Na hora da compra, devemos levar em consideração o custo benefício, o DC é mais barato que o seu sucessor C2D, mas vale a pena gastar um pouco mais e comprar o C2D devido ao seu melhor desempenho.</text:p>
      <text:p text:style-name="P8">2.2.3.2 Processadores da linha “i” A Intel lançou a família de processadores i3, i5 e i7 focada no desempenho. Com processamento mais veloz que os seus antecessores, minimiza a lentidão sentida por usuários ao executarem diversas tarefas simultaneamente. Estes processadores trazem juntamente com eles a tecnologia Hyper-Threading (HT) que estave presente no processador Intel Pentium 4. Esta tecnologia foi um grande avanço para a época, pois tornou possível a simulação de dois processadores utilizando apenas um, o que acelerou o sistema no uso de vários programas ao mesmo tempo e até hoje é considerado uma nova tecnologia. Os processadores i3, i5 e i7 possuem controladores de memória integrados ao processador de dois e três canais, o que depende do soquete (local onde o processador é encaixado na placa-mãe). Nos modelos de dois canais, o processador pode acessar dois módulos de memória simultaneamente. O mesmo acontece com o de três canais, que pode acessar três módulos de memória: em vez de aumentar a frequência ou a tensão, ele aumenta a largura de banda (o que permite a transmissão de mais dados) e diminui a latência. A Intel chamou esta tecnologia de Intel QuickPath Interconnect (QPI). Para elucidar esse assunto, vamos exemplificar: o módulo de memória DDR3-1066 em dois canais tem aproximadamente uma transferência máxima de 17GB/s. No caso das placas de três canais, elas têm uma taxa de transferência máxima de 25,5GB/s. Existe também um chipset de vídeo integrado ao processador, que permite um melhor desempenho no processamento de vídeo e imagem, economizando o dinheiro que seria gasto na compra de uma placa de vídeo dedicada. Esta nova família não é compatível com os soquetes já existentes. Isto significa que, para utilizar um processador desta família, será necessário comprar uma nova placa-mãe, porque não há como atualizar um computador mais antigo, tudo isso graças a estes processadores conterem controladores de memória com múltiplos canais. O fato de ter que comprar a placa-mãe mais o processador torna esta compra um pouco mais cara. A novidade não para por aí: este processador trabalha apenas com memória RAM DDR3 e não é compatível com suas antecessoras, DDR e DDR2. Os processadores que vem nos notebooks normalmente possuem um “clock” mais baixo para ajudar na economia da bateria. Para não deixar o processamento deste equipamento prejudicado, foi desenvolvido a tecnologia Turbo Boost (TB) que melhora o desempenho do processador observando sempre o número de <text:soft-page-break/>núcleos que estão ativos, o consumo estimado de energia e, o mais importante, a temperatura do processador. O TB altera, sem a permissão do usuário, a frequência e a voltagem do processador, de acordo com a necessidade. Quando algum destes itens estão abaixo do normal, permite o processador utilizar estes recursos de maneira mais otimizada, melhorando o seu desempenho. Esta tecnologia não traz uma performance extraordinária, mas é significativa. 2.2.3.3 Intel i3 Este processador veio para substitui o famoso Core 2 Duo, mas ele é considerado o mais simples processador da família, o mais básico, possui dois núcleos, o controle integrado de memória em dois canais e chipset controlador de vídeo que permite ao usuário assistir vídeo com bastante qualidade sem comprometer o processamento de outras tarefa. Existem atualmente três modelos de i3, sendo dois para computadores de mesa e dois para notebooks. Eles apresentam clock de 2.13 GHz até 3.06 GHz e cache de 4 MB e 3MB, respectivamente para os computadores de mesa e notebook. 2.2.3.4 Intel i5 Este é um modelo um pouco melhor que o i3, sendo uma opção intermediária da família. Existe a versão de dois e quatro núcleos, com memória cache de 3MB até 8MB, utiliza tecnologia Turbo Boost (que pode aumentar a velocidade do processador em até 800MHz) e tem um clock de 2.4GHz, podendo chegar a 3.2GHz. Ele possui 6 modelos diferentes:</text:p>
      <text:p text:style-name="P8">2.2.3.5 Intel i7 Este processador é o que há de mais novo em tecnologia. Esta linha de processadores é voltada ao público mais exigente. Todos os CPUs da série Core i7 possuem quatro núcleos (o i7-980X possui 6 núcleos), memória cache L3 de 8MB até 12 MB, controlador de memória e vídeo integrados, tecnologia Turbo Boost, tecnologia intel HD Boost – que é responsável pela compatibilidade entre CPU e programas que usam os conjuntos de instruções SSE4 –, e ainda o recurso de QPI. Sem deixar margem para dúvidas, este é um excelente processador. Quem desejar adquirir esta tecnologia gastará bastante dinheiro, portanto, na hora da compra, deve-se analisar o custo benefício.</text:p>
      <text:p text:style-name="P8"/>
      <text:p text:style-name="P8">2.3. Software Os programas de computadores podem ser categorizados como software de sistema e software de aplicativo. O primeiro é aquele que roda em segundo plano gerenciando o hardware e dando suporte aos aplicativos. Este tipo de sistema é conhecido como Sistema Operacional (SO). Temos como exemplo o Windows, Unix, Linux, Mac OS, OS2, AIX, entre outros diversos. O segundo é responsável por auxiliar o usuário a realizar as suas tarefas. Eles são bem mais específicos que um SO.</text:p>
      <text:p text:style-name="P8"/>
      <text:p text:style-name="P8">2.3.1 Software de Sistema Os Software de Sistemas, ou simplesmente SO, é o principal software que existe em um computador. Este tipo de programa gerencia diretamente o hardware e deve ser adequado a cada tipo de máquina. Fazendo uma analogia: para toda panela existe uma tampa, portanto não adianta eu comprar uma tampa que não seja adequada para aquela panela. Com os SOs acontece o mesmo. Se um determinado usuário possui um super sistema de hardware, não adianta instalar um SO muito antigo, pois, se isso acontecer, o hardware vai ser subutilizado. A Microsoft desenvolveu o SO Windows, considerado o mais popular do mundo. Ele sofreu diversas alterações acompanhando a evolução do Hardware. O primeiro SO fabricado pela empresa foi o DOS, em uma época em que não existia mouse e todas as atividades eram feitas mediante a execução de linhas de comando. Tempos depois, surgiu o Windows SO que revolucionou a forma com que o usuário interagia com o computador. A partir de sua primeira versão, o mouse era parte integrante do SO. A evolução da interface gráfica foi mudando gradativamente e hoje, comparado com a primeira versão, o SO se tornou bem mais bonito e mais simples de trabalhar. Atualmente, a última versão vendida no mercado é o Windows 7, mas a Microsoft promete lançar no ano de 2012 o Windows 8 trazendo bastante novidade. O Windows divide a fatia do mercado com os outros SOs. Para os amantes do software livre, existe o Linux que é muito estável, possui uma interface gráfica amigável e é distribuído gratuitamente. O governo brasileiro tem adotado o Linux em diversas organizações públicas, visando à diminuição de gastos com licença de software e também a melhoria da segurança. Além das vantagens supracitadas, ele possui sistema de arquivo diferente do Windows, ou seja, na prática, vírus do Windows não tem efeito no Linux. É interessante falar da história do Linux para entendermos como a tarefa conjunta de programadores de todo o mundo <text:soft-page-break/>puderam criar um SO operacional robusto, leve, estável, seguro e de fácil manuseio como o que temos hoje. Tudo começou em 1991, quando o programador de 21 anos, finlandês, Linus B. Torvalds, começou a desenvolver um SO livre, ou seja, qualquer pessoa que tivesse interesse em colaborar com o projeto, seria bem-vinda. Linus pretendia desenvolver uma versão melhorada do vigente SO da época: Minix. Ele não imaginava que o seu projeto, que iniciou como um passatempo, receberia tanta colaboração. Universitários e amantes de programação de todos os lugares do mundo ficaram entusiasmados com a ideia e contribuíram com um módulo do SO. Cada melhoria desenvolvida era distribuída pela Internet e integrada ao núcleo do Linux (este núcleo é conhecido como Kernel). Aos poucos o Kernel do Linux tornou-se mais robusto e, devido ao grande número de contribuições, logo começaram a surgir diversas distribuições, tais como: Ubuntu, Suse, RedHat, Slackware, Fedora, entre outros. Então, surge a pergunta: por que existe tantas distribuições? Não é tudo Linux? O que deve ficar bem claro é que o Linux pode ser considerado apenas como o kernel do SO, responsável por detectar e gerenciar todo o hardware do computador e dar suporte aos aplicativos. Cada distribuição trata o kernel de maneira diferente. Algumas criam interfaces gráficas mais amigáveis e outras desenvolvem pacotes de gerenciamento de serviços – neste caso, mais voltado para a área empresarial. Muitas empresas ganham dinheiro dando suporte às organizações que utilizam o Linux. Agora vamos entrar no mundo do Linux. A distribuição que vou trabalhar é o Ubuntu 10.04 LTS, porém, isso não quer dizer que ele seja o melhor ou o pior das distribuições. Resolvi trabalhar com uma distribuição que alguns campi do Instituto Federal de Brasília (IFB) têm adotado. Ubuntu é indicado para o uso em laptops, desktops e servidores. Ele contém todos os aplicativos que um usuário comum precisa, incluindo programas para navegar na WEB, apresentação, documento, planilha, jogos e mensagens instantâneas. O Ubuntu vem com a área de trabalho, também conhecida como “Desktop”, completamente limpa. É a primeira tela que o usuário pode interagir quando o computador está pronto para uso e é livre para adicionar ícones, arquivos e atalhos. O GNOME (GNU Network Object Model Environment) é o ambiente padrão do Ubuntu, mas é possível instalar outros ambientes de trabalho, tais como KDE, XFCE.</text:p>
      <text:p text:style-name="P8"/>
      <text:p text:style-name="P8">A Área de trabalho, conhecida como painel, foi marcada na barra superior e inferior com setas e números que servirão de guia para podermos nos orientar durante a explicação de cada item, como pode ser visto na figura 2.3: </text:p>
      <text:p text:style-name="P8"/>
      <text:p text:style-name="P8">1- Este é o símbolo do Sistema Operacinal do Ubuntu. Os menus são mais objetivos e não apresenta o menu “Iniciar”. O primeiro deles será abordado no item 2. 2- Aplicativos: neste menu, pode-se encontrar diversas ferramentas que vão auxiliar o usuário em atividades comuns, como pode ser visto na figura 2.4. Cada guia do menu possui diversos aplicativos: </text:p>
      <text:p text:style-name="P8"/>
      <text:p text:style-name="P9">a. Acessórios: está disponível diversas ferramentas, editor de texto, calculadora, analisador de discos, entre outras funções. </text:p>
      <text:p text:style-name="P9"/>
      <text:p text:style-name="P9">b. Escritório: aqui é o local onde o usuário pode encontrar as ferramentas nativas de editor de texto, planilha, apresentação de slides. </text:p>
      <text:p text:style-name="P9"/>
      <text:p text:style-name="P9">c. Gráficos: ferramentas para digitalização e gerenciamento de imagens.</text:p>
      <text:p text:style-name="P9"/>
      <text:p text:style-name="P9">d. Internet: aqui estão as ferramentas necessárias para o acesso à Internet</text:p>
      <text:p text:style-name="P9"/>
      <text:p text:style-name="P9">e. Jogos: a parte de entretenimento encontra-se aqui. Jogos, como paciência e campo minado, são algumas das opções disponíveis. </text:p>
      <text:p text:style-name="P9"/>
      <text:p text:style-name="P9">f. Multimídia: encontram-se aqui as ferramentas de reprodução de som e multimídia. Aqui o usuário poderá tocar as suas músicas e assistir filmes em DVD. </text:p>
      <text:p text:style-name="P9"><text:soft-page-break/>g. Central de Programas do Ubuntu: neste local, o usuário poderá facilmente encontrar diversos aplicativos disponíveis na Internet, todos gratuitos. </text:p>
      <text:p text:style-name="P9"/>
      <text:p text:style-name="P10">3 - No menu Locais, figura 2.5, o usuário tem acesso às diversas pastas do computador, tais como: Pasta Pessoal, Desktop, Documentos, Música, Imagens, Vídeos e Download. Existem também outros campos: </text:p>
      <text:p text:style-name="P10"/>
      <text:p text:style-name="P10">a. Computador: o usuário poderá acessar o ambiente de gerenciamento de arquivos, similar ao do Explorer do SO Windows. </text:p>
      <text:p text:style-name="P10">b. Redes: permite que o usuário compartilhe pastas, arquivos e recursos com outros computadores. c. Pesquisar por arquivos: o usuário poderá buscar arquivos dentro do SO. </text:p>
      <text:p text:style-name="P9"/>
      <text:p text:style-name="P10">4 - O menu “Sistema”, figura 2.6, é voltado para o usuário que possui um pouco mais de conhecimento prático computacional. Neste local, o usuário terá acesso às funções de configuração, administração e personalização do SO. </text:p>
      <text:p text:style-name="P10"/>
      <text:p text:style-name="P10">4.1. Irei abordar inicialmente a guia Preferências: esta opção possui diversos campos, porém, apenas alguns itens julgo serem mais importantes ao usuário que está começando a utilizar o Linux.</text:p>
      <text:p text:style-name="P10"/>
      <text:p text:style-name="P10">a. Aparência: o usuário poderá alterar o tema, o plano de fundo, as fontes e os efeitos visuais, como pode ser visto na figura 2.7. </text:p>
      <text:p text:style-name="P10"/>
      <text:p text:style-name="P11">b. Bluetooth: o usuário poderá ativar a rede sem fio, de curto alcance, conhecida como Bluetooth. Muito útil para transferências de arquivos do celular para o computador e vice-versa. </text:p>
      <text:p text:style-name="P11"/>
      <text:p text:style-name="P11">c. Conexões de Rede: neste campo, o usuário poderá configurar a rede, seja ela cabeada ou sem fio, para o acesso à Internet.</text:p>
      <text:p text:style-name="P11"/>
      <text:p text:style-name="P11">d. Monitores: nesta opção, é possível alterar a resolução, a taxa de renovação, podendo ainda detectar novos monitores a serem configurados.</text:p>
      <text:p text:style-name="P11"/>
      <text:p text:style-name="P11">e. Mouse: o usuário tem a opção de configurar o modo de acessibilidade do mouse, muito útil para pessoas com necessidades específicas. </text:p>
      <text:p text:style-name="P11"/>
      <text:p text:style-name="P11">f. Proteção de Tela: neste local, o usuário poderá selecionar o tipo de proteção de tela que mais o agrada, além disso ele poderá bloqueá-la caso esteja inativa. O tempo de inatividade também poderá ser determinado. </text:p>
      <text:p text:style-name="P11"/>
      <text:p text:style-name="P11">4.2. O campo Administração possui diversos itens, tais como: Drivers de Hardware, Ferramentas de Rede, Hora e data, Impressão, Usuários e Grupos, Visualizador de arquivos e logs, outros campos também podem ser encontrados conforme podemos ver na figura 2.8.</text:p>
      <text:p text:style-name="P11"/>
      <text:p text:style-name="P11">4.3. As guias Ajuda e Suporte, Sobre o GNOME e Sobre o Ubuntu permitem ao usuário obter mais informações sobre o SO Ubuntu.</text:p>
      <text:p text:style-name="P11"/>
      <text:p text:style-name="P11">5 - O navegador web Mozila Firefox é o browser padrão desse SO, utilizado para o acesso à Internet. Ele funciona de forma similar ao Internet Explorer do Windows ou ao Chrome do Google. </text:p>
      <text:p text:style-name="P11"/>
      <text:p text:style-name="P11">6 - No campo Ajuda, o usuário poderá fazer pesquisas sobre o funcionamento do SO Ubuntu. </text:p>
      <text:p text:style-name="P11"/>
      <text:p text:style-name="P11">7 - Aqui estão localizadas as conexões de rede. </text:p>
      <text:p text:style-name="P11"/>
      <text:p text:style-name="P11"><text:soft-page-break/>8 - O símbolo da bateria está ligado à quantidade restante de bateria do computador. </text:p>
      <text:p text:style-name="P11"/>
      <text:p text:style-name="P11">9 - Este é o local onde pode ser controlado o volume do som. </text:p>
      <text:p text:style-name="P11"/>
      <text:p text:style-name="P11">10 - Mensagens de e-mail podem ser gerenciadas por este item. Caso o usuário possua uma conta de e-mail, ele pode cadastrá-la e todas as mensagens serão gerenciadas de uma maneira simples e cômoda. </text:p>
      <text:p text:style-name="P11"/>
      <text:p text:style-name="P11">11 - Neste local é feito o gerenciamento de data e hora do sistema. </text:p>
      <text:p text:style-name="P11"/>
      <text:p text:style-name="P11">12 - Esta ferramenta é muito útil para o usuário que utiliza bate-papo. Esta versão do Linux permite que diversas contas possam ser utilizadas simultaneamente. Por exemplo: caso eu utilize o Gtalk, Messenger, bate-papo do Facebook, Yahoo e até o antigo ICQ, existe a possibilidade de conversar com todas as pessoas que estejam on-line ao mesmo tempo. Basta entrar no item: “Contas de bate-papo” – vide a figura 2.9 - e cadastrar as contas que o usuário deseja deixar ativas. </text:p>
      <text:p text:style-name="P11"/>
      <text:p text:style-name="P11">13 - O botão “Desligar”, como pode ser visto na figura 2.10, é o local onde o usuário pode bloquear a tela, iniciar a sessão de convidado, alternar a conta, encerrar a sessão, hibernar, reinicializar e desligar o computador. </text:p>
      <text:p text:style-name="P11"/>
      <text:p text:style-name="P11">14 – Este campo oculta todos os aplicativos abertos e mostra a área de trabalho. </text:p>
      <text:p text:style-name="P11"/>
      <text:p text:style-name="P11">15 – Quando o usuário apaga um arquivo, ele vai ser armazenado na lixeira. Neste local, os dados apagados podem ser recuperados ou apagados definitivamente. </text:p>
      <text:p text:style-name="P11"/>
      <text:p text:style-name="P11">2.3.2 Navegador de Arquivos O navegador de arquivos é um item quase que obrigatório nos SOs atuais. Na Figura 2.5, no menu “Local”, podemos gerenciar as pastas e arquivos. Clicando em “Pasta Pessoal”, aparecerá um gerenciador de arquivos similar ao “Explorer” do Windows, como podemos ver na figura 2.11. Tentei enumerar os principais itens dessa imagem para ficar mais fácil de elucidar o funcionamento de cada uma:</text:p>
      <text:p text:style-name="P11"/>
      <text:p text:style-name="P11">1- A pasta com o nome “frederico” é a pasta do usuário do computador. Ela aparece automaticamente quando se cria um usuário, seja durante ou depois da instalação do SO. </text:p>
      <text:p text:style-name="P11"/>
      <text:p text:style-name="P11">No sistema de arquivos do Linux a pasta raíz é chamada de “/”. Para ficar mais fácil de assimilar, no Windows a pasta raíz é o “c:”. Elas se equivalem, pois é nesse local que o sistema operacional instala as pastas de sistema e de usuário. A pasta de usuário do Linux é montada dentro da pasta: “/home”, como pode ser visto no item 7 da figura 2.15, localizada antes da pasta “frederico”. A pasta “Home” é equivalente à pasta “Meus Documentos” e pode ser encontrada no SO Windows. Neste local, o usuário terá acesso aos arquivos pessoais. 2 - Na “Área de Trabalho”, é a tela inicial que aparece na abertura do SO. Normalmente ela vem sem nenhum ícone ou pasta. Caso o usuário deseje criar uma pasta neste local, ele poderá clicar com o botão direito neste item e, posteriormente, clicar com o botão esquerdo em cima de “Criar Pasta”. Este procedimento pode ser visto no passo 1, na figura 2.12, e neste momento, o usuário deverá dar um nome para a pasta. No passo 2, aparecerá automaticamente na área de trabalho a pasta com o nome especificado no passo 1. Este procedimento também é feito clicando o botão direito na área de trabalho e o esquerdo em “Criar Pasta”, sem a necessidade de entrar no “Navegador de Arquivos”. O arquivo poderá receber o nome que o usuário desejar, basta clicar o botão direito do mouse em cima do arquivo e selecionar a opção “Renomear” </text:p>
      <text:p text:style-name="P11"/>
      <text:p text:style-name="P11">3 - Em “Sistema de Arquivos” estão todas as pastas que estão hierarquicamente abaixo da pasta raiz. 4 - Em “Redes” poderão ser encontrada todas as redes conectadas com o Computador. 5 - A <text:soft-page-break/>lixeira fica localizada na barra de tarefas – Desktop – ou na parte direita do Navegador de Arquivos. Quando o usuário apaga um arquivo e/ou pasta, eles vão diretamente para a “Lixeira” onde são armazenados temporariamente, ocupando assim espaço no HD. À medida que o computador precisa de espaço, os arquivos são automaticamente excluídos de forma definitiva. Porém, é recomendado esvaziar a lixeira para liberar espaço no HD. Este procedimento é simples: basta entrar na pasta, selecionar os itens que deseja apagar definitivamente ou clicar o botão direito na pasta “Lixeira” e o esquerdo em “Esvaziar Lixeira”. Existe a possibilidade de recuperar arquivos apagados erradamente: basta entrar na pasta, selecionar o(s) arquivo(s), clicar o botão direito e o esquerdo no campo “Restaurar”. O item restaurado volta para a pasta de origem. 6 - As pastas: “Documentos”, “Música”, “Imagens”, “Videos” e “Downloads” são criadas automaticamente quando o SO é instalado. Elas servem para ajudar o usuário a organizar os seus arquivos de acordo com o gênero. Cada usuário possui este conjunto de pastas. Um detalhe importante é que, normalmente, quando é feito o download de um arquivo, ele é salvo na pasta “Downloads”. 7 - Esse local serve para mostrar ao usuário onde ele está localizado no sistema de arquivos. Neste exemplo, a pasta “frederico” que está selecionada, está em /home/Frederico. É importante lembrar que, normalmente, os usuários podem gravar seus arquivos apenas dentro da pasta do usuário em que ele está logado. No caso do exemplo, o usuário logado é “frederico”. </text:p>
      <text:p text:style-name="P11"/>
      <text:p text:style-name="P11">CAPRON, H. L. &amp; JONSON, J. A. Introdução à Informática. 8. ed. São Paulo: Pearson, 2007. CHURCHMAN, C. West. Introdução à teoria dos sistemas. Rio de Janeiro, Vozes, 1976. DALE, N. &amp; LEWIS, J. Computer Science Illuminated. 4. ed. Sudbury, Mass: Jones and Bartlett Publishers Inc., 2009. JOÃO, A. A informática para concursos. 3. ed. Rio de Janeiro: Campus, 2006. PANISSI, Fernando. Dicas para comprar um computador. Disponível em: . Acesso em: 1 mar. 2012. TREMBLAY, J. P. &amp; BUNT, R. B. Ciência dos computadores: uma abordagem algorítmica. São Paulo: McGraw-Hill, 1989 </text:p>
      <text:p text:style-name="P11"/>
      <text:p text:style-name="P11">Vimos no capítulo anterior que um computador é composto por hardware e software. O hardware é a parte física, algo que podemos tocar (o corpo). O software, por sua vez, é a parte que não vemos, a que faz o computador funcionar e corresponde a uma sequência de instruções, chamadas de programas, destinadas a informar as ações e procedimentos a serem executados pelo computador. Neste capítulo, abordaremos conceitos ligados ao hardware, aprofundando um pouco mais o que foi apresentado no capítulo 2. Apresentaremos os principais componentes que compõem um computador e os periféricos mais comuns. 3.1 Sistema binário Antes de falarmos da estrutura física de um computador, é bom compreendermos como são representadas as informações em um computador. Primeiramente, devemos ter em mente que um computador é uma máquina composta de vários componentes eletrônicos. Sabemos que esses componentes precisam de eletricidade para funcionar. Adicionalmente, os sinais elétricos são responsáveis pela comunicação entre os componentes eletrônicos do computador e o seu armazenamento de estado. Em outras palavras, podemos dizer que em um computador os dados e informações estão sob a forma de sinais elétricos. Há dois tipos de sinais elétricos em um computador: os sinais que indicam a ausência de eletricidade e os que indicam a presença de eletricidade. Para identificar a ausência de eletricidade utilizamos o número 0. A presença de eletricidade é identificada pelo número 1. Logo, em um computador os dados são representados por 0 e 1. Essa representação dada pelos dígitos 0 e 1 é chamada de sistema binário, que é a base do sistema digital do mundo da informática que conhecemos. No sistema binário, um dígito binário (0 ou 1) é chamado de bit1 , do inglês Binary Digit. O bit é a menor unidade de informação de um computador. Qualquer tipo de dado, como um arquivo de texto, uma imagem, um vídeo ou um programa, é uma sequência de bits armazenados no computador. Logo, concluímos facilmente que deve existir uma forma de codificação para que as coisas que conhecemos sejam convertidos para o sistema binário. Os números que utilizamos no nosso dia a dia correspondem basicamente aos dígitos de 0 a 9. São apenas 10 dígitos, sendo por essa razão chamados de sistema decimal. Na informática, frequentemente devemos converter os <text:soft-page-break/>números em decimal para números binários (0 ou 1). A tabela 3.1 apresenta os primeiros números decimais e os respectivos números binários. </text:p>
      <text:p text:style-name="P11"/>
      <text:p text:style-name="P11">Uma codificação bastante utilizada na informática para a conversão de texto para o sistema binário é o código ASCII (acrônimo de American Standard Code for Information Interchange). O código ASCII é um mapeamento dos caracteres (letras, números e símbolos) para números binários de 1 byte. A medida 1 byte corresponde a 8 bits. Por exemplo, na tabela 3.2, com alguns códigos ASCII, a letra “a” é codificada no byte 01100001; o símbolo @ é codificado no byte 01000000. A tabela completa com os códigos ASCII pode ser encontrada facilmente na Internet. </text:p>
      <text:p text:style-name="P11"/>
      <text:p text:style-name="P11">É comum utilizar os chamados prefixos binários para organizar as quantidades de bits de alguma informação. Os prefixos binários abreviam a forma de escrever as quantidades de bits, sendo bastante úteis quando lidamos com uma quantidade muito alta. Por exemplo, ao invés de termos que declarar a quantidade 17 bilhões e 980 milhões de bits, seria equivalente declarar 2,25 GB (Gigabytes). A tabela 3.3 apresenta os prefixos binários que podem ser utilizados, com suas respectivas representações e quantidades equivalentes. </text:p>
      <text:p text:style-name="P11"/>
      <text:p text:style-name="P11">Além da utilização dos prefixos para a quantidade de bits, eles também são utilizados para expressar a velocidade de um processador ou a velocidade de transmissão de dados entre computadores. Como veremos ao longo deste capítulo, a velocidade do processador é expressa na unidade de frequência Hertz (Hz) e a velocidade de transmissão de dados na unidade bits por segundo (bps). Se encontrarmos algum valor de medida expressa como 2,8 GHz, saberemos que essa medida trata da velocidade de um processador que é algo em torno de 2,8 bilhões de Hertz. Da mesma forma, se for apresentado a medida 100Mbps, identificaremos que essa medida se refere à velocidade de transmissão de dados, equivalente a 100 milhões de bits transmitidos por segundo. 3.2 Funcionamento de um computador Um computador é uma máquina composta de componentes eletrônicos que tem a função de realizar algum tipo de processamento de dados. O processamento de dados ocorre mediante alguma informação fornecida ao computador, como por exemplo, digitar dados no teclado, movimentar o mouse, inserir um CD. Esse fornecimento de dados (entrada) é analisado pelo computador que executa alguma ação, o que caracteriza a fase de processamento. Nesta fase, o computador pode fazer cálculos, executar tarefas ou instruções. Ao finalizar a fase de processamento dos dados, o computador entrega um resultado, o qual chamamos de saída. A exibição do texto digitado no monitor, a execução de um programa de vídeo ou som, a impressão de textos no papel, o armazenamento de informações em disco ou o simples movimento do ponteiro na tela do monitor são exemplos de saída. De forma bem simplificada, um computador tem uma unidade central de processamento (CPU – Central Processing Unit), também chamado de processador, memórias (memória principal e sencundária) e barramento, como esboçado na figura 3.1: </text:p>
      <text:p text:style-name="P11"/>
      <text:p text:style-name="P11">O processador é o cérebro de um computador. É a parte do computador que realiza as tarefas e as instruções passadas pelo usuário por meio da entrada de dados. A memória principal é indispensável ao computador. O processador a acessa diretamente e seu objetivo é armazenar uma informação em um dado momento para ser utilizado pelo processador. A memória secundária é destinada ao armazenamento permanente dos dados, também chamada de memória de armazenamento. O barramento é uma via de comunicação interna do computador e permite a troca de dados entre os demais componentes internos do computador. Funciona como um caminho principal pelo qual os dados são movidos internamente entre os componentes de um computador. Sabemos que para um computador funcionar precisamos de uma entrada de dados. Supondo uma situação de um usuário que digita um texto através de um teclado, conforme a figura 3.1. Teríamos, de forma bem simples, o seguinte esquema de funcionamento: 1. O usuário digita alguma informação no teclado. 2. Uma vez que há alguma entrada de informação no computador, a informação será enviada pelo barramento ao processador. 3. O processador analisará os dados, podendo realizar algum <text:soft-page-break/>processamento e enviará dados para a memória principal. O processador então entra em um ciclo de envio e consulta de dados armazenados na memória principal e efetua transformações ou cálculos de acordo com a entrada fornecida inicialmente, utilizando o barramento para a troca das informações. 4. Por fim, ao fim da fase de processamento, o processador apresenta uma saída, o resultado final, o texto aparece na tela do monitor ou as informações são armazenadas de forma definitiva na memória secundária. Para entender melhor o funcionamento interno de um computador, faremos uma analogia com um restaurante. Uma pessoa quando vai a um restaurante, inicialmente faz um pedido ao garçom. O garçom anota o pedido e o leva à cozinha do restaurante para que seja preparado o prato solicitado. Na cozinha, há uma fila de pedidos, todos armazenados de forma ordenada em bilhetinhos. Os cozinheiros preparam os pratos dos clientes e sempre checam os bilhetinhos com os pedidos para avançarem no seu trabalho. Ao terminar o prato do cliente, o cozinheiro o disponibiliza ao garçom. O garçom pega o prato pronto e o serve ao cliente. Nesse exemplo, podemos pensar no pedido como a entrada de dados no computador. O garçom seria o barramento que faz o papel de comunicação entre os componentes. O cozinheiro faz o papel de processador ao preparar o pedido do cliente. E por fim, os bilhetinhos com os pedidos seria a memória principal que o cozinheiro sempre consulta a fim de preparar os pratos. 3.3 Processador Como já dissemos, o processador é a parte central de um computador, funcionando como uma espécie de cérebro da máquina realizando cálculos, fazendo tarefas, transformações e manipulações de dados. De uma forma geral, tudo que fazemos em um computador, quem faz é o processador. Fisicamente, o processador, ou CPU (Central Processor Unit) como também é conhecido, é um chip eletrônico com milhões de componentes eletrônicos microscópicos chamados de transistores responsáveis por controlar os sinais elétricos existentes em um computador. A figura 3.2 mostra um processador típico </text:p>
      <text:p text:style-name="P11"/>
      <text:p text:style-name="P11">A figura 3.3 esboça um diagrama simplificado das partes que compõem um processador. Um processador é composto basicamente por três partes: Unidade de Controle (UC) – é a parte do processador responsável pelo controle das ações a serem realizadas pelo computador. Faz o papel de gerente do processador, indica e fiscaliza o que deve ser feito e comanda os demais componentes do processador. Unidade Lógica Aritmética (ULA) – é a parte que executa as instruções lógicas e aritméticas dos programas. Faz o papel do trabalhador que executa as ordens do gerente. Registradores – é uma memória interna do processador utilizada para auxiliar a UC e a ULA no controle e na execução das instruções. Os registradores armazenam poucos dados, mas são memórias de grande velocidade de acesso por serem internas ao processador. Podemos pensar nos registradores como um bloco de notas bastante pequeno utilizado pelo gerente e pelo trabalhador a fim de auxiliá-los com informações para efetuarem suas respectivas tarefas. </text:p>
      <text:p text:style-name="P11"/>
      <text:p text:style-name="P11">Critérios para avaliação de desempenho e escolha de um processador Quando vamos comprar um computador é comum recebermos uma avalanche de informações do vendedor, com um monte de siglas e parâmetros que tem o intuito de informar a qualidade desse computador. Algumas dessas informações são relacionadas ao processador, de modo que é interessante decifrarmos o seu conteúdo para avaliarmos os diferentes tipos de processadores existentes no mercado. Apresentaremos alguns conceitos que devem ser observados em um processador do ponto de vista de parâmetros e tecnologia, sem abordar os modelos e as marcas existentes no mercado. O principal parâmetro utilizado para avaliar e comparar os processadores é a sua velocidade de processamento. Essa velocidade é expressa pela quantidade de instruções ser executadas em um segundo. Expressa pela unidade de frequência de unidade hertz (Hz), sendo também chamada de ciclo de clock. Da física, temos que um hertz significa um ciclo, ou oscilação, por segundo. A frequência também é observada quando um médico fala da frequência cardíaca, que é a medida do número de vezes que o coração bate por minuto. A frequência é uma volta, um ciclo ou uma batida por uma unidade de tempo. Se encontrarmos um valor de 100 Hz, teremos então 100 ciclos por segundo, ou melhor, 100 ações realizadas pelo processador por segundo. Logo, se um processador tem o ciclo de clock de 2,2 GHz, significa que esse processador é capaz de realizar 2,2 bilhões de ações por segundo. Quanto <text:soft-page-break/>maior o valor do ciclo de clock, mais ações são executadas em um intervalo de tempo menor. Ou seja, quanto maior o ciclo de clock de um processador, melhor ele é. Outro parâmetro a ser observado na escolha de um processador é a quantidade de informação que pode ser lida da memória, ou seja, quantos bytes podem ser lidos e processados pela CPU de uma única vez. Podemos encontrar no mercado atual processadores de 32 bits e de 64 bits. Os processadores de 64 bits são mais recentes e, por lerem e processarem mais dados de uma única vez, são mais eficientes. Porém, ainda existe uma certa resistência em adotar os processadores de 64 bits em detrimento dos de 32 bits, principalmente porque alguns programas não foram feitos para serem executados nos processadores de 64 bits. Vários avanços tecnológicos surgiram com o objetivo de melhorar o desempenho dos processadores. A técnica do pipeline é um desses avanços, a qual é utilizada para acelerar a velocidade de operação do processador. O pipeline traz para o processador mais de uma instrução e cria uma fila de instruções que não são armazenadas na memória principal, mas sim no processador ou próximo a ele. Desse modo, há uma economia de tempo no acesso de instruções que estariam armazenadas na memória principal, o que melhora a utilização de recursos do processador e, portanto, aumenta a velocidade de processamento das instruções. Outra tecnologia que surgiu com o intuito de melhorar o desempenho de um processador é o hyperthreading. O hyperthreading é uma funcionalidade que permite um núcleo físico trabalhar como se fosse dois núcleos lógicos. Como explicamos anteriormente, um processador é um chip composto por componentes eletrônicos microscópicos. Quando dizemos que um processador tem um único núcleo físico, significa dizer que os componentes microscópicos do chip funcionam como um único processador, ou seja, com a tecnologia hyperthreading, conseguimos transformar um processador físico em dois processadores lógicos ou virtuais. Dessa forma, pode-se melhorar o desempenho de um processador físico, pois as tarefas ou instruções são executadas simultaneamente, uma em cada processador lógico, o que torna o processamento 20% mais rápido quando vários programas são executados ao mesmo tempo. Nos últimos anos, os fabricantes de processadores evoluíram bastante na construção de CPUs, desenvolvendo chips que contêm mais de um núcleo físico. Ou seja, dentro do mesmo chip os componentes eletrônicos microscópicos são divididos de forma a formarem mais de um processador. Inicialmente, foi desenvolvido processadores com dois núcleos físicos, de forma que seria possível dividir as tarefas entre os dois núcleos. Logo, se tal processador suportasse hyperthreading, então teríamos 4 núcleos lógicos. Atualmente, podemos encontrar processadores com 4 núcleos físicos, os chamados quadcore. 3.4 Memórias O termo memória em informática se refere aos componentes que armazenam dados no computador. Já vimos que a memória é essencial para o computador funcionar. De fato, não existe computador que funcione sem memória. Tanto as calculadoras mais simples quanto os computadores de última geração utilizam a memória para auxiliar o processador e armazenar informação. Como já vimos, temos essencialmente dois tipos de memórias num computador: a memória principal e a memória secundária. A memória principal é a memória que auxilia o processador no processamento dos dados. Já a memória secundária é destinada ao armazenamento definitivo de informações. Se o processador precisar de alguma informação localizada na memória secundária, então a informação deve ser recuperada e armazenada na memória principal, tornando-se assim acessível à CPU. Podemos concluir que, para que o processador possa efetuar alguma tarefa, os dados devem ficar alojados na memória principal. Assim, os programas em execução no computador, os arquivos de texto ou os de vídeo abertos, enfim, tudo o que depender do processador estará na memória principal. Basicamente, temos dois tipos de memória principal: a memória ROM e a memória RAM. ROM vem do inglês Ready-Only Memory e indica um tipo de memória em que os dados armazenados podem apenas ser lidos e não são perdidos se o computador for desligado. A memória ROM é geralmente utilizada para fornecer as instruções de inicialização do computador ao processador, o que chamamos de BIOS. A memória RAM armazena as informações dos programas em execução que falamos anteriormente. É a memória que efetivamente auxilia o processador para a realização de tarefas. Logo, deve ser uma memória capaz de fornecer e armazenar dados de forma eficiente. A sigla RAM reflete essa eficiência, pois vem do inglês Random Access Memory, indicando que a memória tem um acesso aleatório que permite fornecer dados gravados anteriormente independente da ordem e local onde <text:soft-page-break/>foram gravados dentro da memória RAM. Uma característica marcante das memórias RAM é que elas são voláteis. Isso quer dizer que a memória RAM armazena dados temporariamente, de forma que se desligarmos o computador, as informações presentes nessa memória são perdidas. Por exemplo, se estivermos escrevendo um texto no computador e houver uma queda de energia, perderemos as informações do texto que não foram salvas na memória secundária. Fisicamente, a memória RAM consiste numa pequena placa de circuito, geralmente denominada de pente de memória. A figura 3.4 ilustra uma memória RAM. </text:p>
      <text:p text:style-name="P11"/>
      <text:p text:style-name="P11">A memória secundária pode armazenar grandes quantidades de dados de forma definitiva no computador e, às vezes, é chamada de memória de massa. Como não é uma memória que é acessada diretamente pelo processador, o seu acesso é bem mais lento quando comparado com a memória primária, como a ROM e a RAM. Alguns exemplos de memória secundária são o disco rígido e as unidades removíveis de CD-ROM, DVD e pen drive. O disco rígido, também conhecido como HD (Hard Disk), é a memória que utilizamos rotineiramente para armazenar as informações no computador e tem uma alta capacidade de armazenamento de dados (há HD’s com capacidade de até 2 TB). A figura 3.5 ilustra alguns exemplos de memória de massa e a tabela 3.4 mostra alguns valores típicos da capacidade de armazenamento dessas memórias. </text:p>
      <text:p text:style-name="P11"/>
      <text:p text:style-name="P11">3.4.1 Tópicos avançados sobre memória É importante observar o requisito memória na hora de comprar um computador, pois a memória pode melhorar a performance e a capacidade da máquina. Na compra de um computador, devemos estar atentos às características da memória RAM, da memória cache e do disco rígido. Quanto maior for o tamanho da memória RAM, maior será a capacidade do computador armazenar informações a serem disponibilizadas para o processador, aumentando a eficácia do processamento dos dados. No entanto, a capacidade de armazenamento não é o único parâmetro a ser observado. É interessante também observar a frequência de operação da memória, medida em Hz (a medida típica está na casa de MHz). Essa frequência diz o quão rápida é a memória. Porém, deve-se observar se essa frequência é suportada pela placamãe, além da compatibilidade desta com a marca dos pentes de memória. Um aspecto relevante para a avaliação do desempenho de um computador é a verificação da memória cache. A memória cache é uma espécie de memória principal, tal como a memória RAM, com a característica de ser acoplada diretamente ao processador. É uma memória extremamente rápida e armazena os dados usados com maior frequência pela CPU, ou seja, a memória cache vem junto com o processador, permitindo um acesso mais rápido que o da memória RAM. A memória cache é dividida em níveis: a mais próxima do processador e chamada de L1, acrescentando um número para as mais distantes, como a L2. Para entender melhor o papel da memória cache no desempenho do computador, explicaremos o comportamento dos tipos de memória principal, com base na figura 3.6. As memórias cache L1 e L2 são bastante próximas da CPU, de forma que aumentam o desempenho por terem uma velocidade de acesso bastante alta. No entanto, são memórias com pouca capacidade de armazenamento de dados e bastante caras. Quando não há espaço para armazenamento de dados nas memórias cache, as informações são armazenadas na memória RAM. A memória RAM tem maior capacidade que a memória cache, porém tem menor velocidade para a disponibilização de dados, já que está mais afastado do processador, além de fornecer tais dados via barramento da máquina. Mesmo com maior capacidade de armazenamento, a memória RAM possui um limite de bytes que pode comportar, de modo que, ao atingi-lo, os dados são armazenados no disco rígido sob a forma de memória virtual. Essa memória virtual, também conhecida como área de swap, deve ser utilizada apenas em situações de necessidade, pois é um truque para manter todas as informações necessárias para o processamento carregadas em memória, armazenando-as no HD e, consequentemente, acarretando um processamento mais lento no computador. O ideal é que tenhamos altos valores para a capacidade da memória RAM e também para as memórias cache.</text:p>
      <text:p text:style-name="P11"/>
      <text:p text:style-name="P11">Como vimos, o disco rígido também influi no desempenho do computador. Para avaliarmos o disco rígido, devemos observar a sua capacidade de armazenamento e a velocidade de acesso de leitura e <text:soft-page-break/>escrita, medida em rpm (rotações por minuto). Quanto maior a capacidade de armazenamento, maior a quantidade de informações salvas de forma definitiva no computador. Discos rígidos com maiores velocidades de acesso são desejáveis, pois influi no desempenho do computador quando este necessita utilizar a memória virtual. Os valores mais comuns encontrados de velocidade de acesso para HDs é de 5.400 rpm, mas é possível encontrar valores de 7.200 rpm. </text:p>
      <text:p text:style-name="P11"/>
      <text:p text:style-name="P11">3.5 Barramento e Placa-Mãe Já falamos anteriormente sobre o barramento, o qual corresponde aos caminhos internos do computador para que os dados sejam transportados de um componente para outro. Assim, quando o processador acessa alguma informação que está na memória, esta é transportada por um barramento. A informação que se encontra na memória RAM deve ser armazenada no disco rígido, ela é transferida também por um barramento. A figura 3.7 ilustra a ligação dos componentes de um computador pelos barramentos.</text:p>
      <text:p text:style-name="P11"/>
      <text:p text:style-name="P11">Em um computador, o barramento fica na placa-mãe. A placa-mãe é o corpo do computador, pois é o local onde todos os componentes são conectados. Basicamente, a placa-mãe é uma placa de circuito com vários encaixes, conhecidos como slots, onde os componentes de um computador são encaixados. A figura 3.8 apresenta uma placa-mãe. A memória RAM, o HD, a CPU devem ser conectados à placa-mãe, a qual se encarrega de alimentar com energia e de permitir a comunicação dos componentes entre si. Os dispositivos de entrada e saída, que estudaremos neste capítulo, também são conectados à placa-mãe. Existe uma grande variedade de placas-mãe. O desenho do circuito e o formato podem ser bem diferentes para cada placa-mãe, afetando o modo como os componentes são encaixados. Logo, se você for montar um computador deve ficar atento ao modelo da placamãe e a compatibilidade deste modelo com os componentes a serem conectados, sobretudo a compatibilidade com o processador. O encaixe do processador (soquete) pode ser diferente, de acordo com o modelo da placa-mãe, de forma que, se o processador não for compatível, ele não pode ser conectado. Outro aspecto a ser observado numa placa-mãe é a velocidade do barramento, também medida em frequência, como por exemplo, 1333 MHz. A velocidade do barramento influi na comunicação de dados entre os componentes. Logo, quanto maior a velocidade de barramento da placa-mãe mais rápida uma informação é passada de um componente a outro. Por exemplo, se tivermos uma transferência de dados da memória para o processador, a informação chegará mais rápido num barramento de 1333 MHz do que se estivesse utilizando uma placa-mãe com barramento de 800 MHz. </text:p>
      <text:p text:style-name="P11"/>
      <text:p text:style-name="P11">Em um computador usual, como o Desktop, a placa-mãe é instalada no gabinete. O gabinete oferece uma estrutura para organizar e proteger os dispositivos de um computador, além de ser a parte que fica visível para os usuários. </text:p>
      <text:p text:style-name="P11"/>
      <text:p text:style-name="P11">3.4 Periféricos Até agora vimos os principais componentes de um computador: o processador, as memórias primária e secundária, e o barramento que fica na placa-mãe. Para utilizarmos um computador, precisamos também de outros dispositivos chamados de periféricos. Os periféricos são os dispositivos que permitem ao usuário se comunicar com o computador. Os periféricos podem ser classificados como dispositivos de entrada e saída. Os dispositivos de entrada são os periféricos que possibilitam que um usuário envie algum dado ou comando ao computador. Os dispositvos de saída são os periféricos pelo quais o computador retorna ao usuário uma resposta ou informação. Apresentaremos rapidamente os principais periféricos utilizados no computador. 3.4.1 Teclado O teclado é um dos principais dispositivos de entrada de um computador. O teclado possibilita a entrada manual de dados e comandos no computador por um usuário. O teclado se assemelha a uma máquina de escrever, contendo letras, números e símbolos localizados em partes distintas que chamamos de teclas. A figura 3.10 mostra um teclado, destacando algumas teclas especiais que são bastante utilizadas no computador.</text:p>
      <text:p text:style-name="P11"/>
      <text:p text:style-name="P11"><text:soft-page-break/>É muito importante que você entenda como funciona o teclado. E, para tal entendimento, é necessário saber o funcionamento de algumas teclas especiais. - Barra de espaço É utilizada para inserir um espaço vazio em um texto. </text:p>
      <text:p text:style-name="P11"/>
      <text:p text:style-name="P11">- Tecla Enter É a tecla utilizada na finalização de uma instrução a fim de informar ao computador que a execute. A tecla Enter também é utilizada em editores de texto para mudar de linha. - Tecla Shift A tecla Shift é representada por uma seta grossa para cima, nos cantos inferiores esquerdo e direito do teclado. A tecla Shift funciona quando pressionada juntamente com outra tecla, apresentando dois comportamentos. Se a tecla Shift é pressionada junto a uma letra, essa letra será escrita na tela como letra maiúscula. Se a tecla Shift é pressionada juntamente com uma tecla que tem dois símbolos, como é o caso da tecla do número 5 que também tem o símbolo de % acima do número, o símbolo que está na parte superior da tecla é o que será escrito na tela. - Tecla Backspace É representada por uma seta apontando para a esquerda. O backspace tem a função de apagar o caractere à esquerda do cursor. - Tecla Caps Lock Essa tecla possui dois estados diferentes, identificados pela luz do led no canto direito superior do teclado. Se a luz do led estiver acesa, significa que a tecla Caps Lock está ativada, acarretando a todas as teclas de letras um comportamento igual aquele da tecla Shift pressionada, ou seja, as letras serão escritas como maiúsculas. Observe que esse comportamento só vale para as teclas de letras, não tendo o mesmo efeito para as teclas que têm dois símbolos. A luz do led apagada indica que a tecla Caps Lock está desativada e o comportamento do teclado é normal. 72 3. COMPONENTES DE UM COMPUTADOR PERIFÉRICO - Tecla TAB A tecla TAB é utilizada para criar tabulações em edições de texto, avançando a um equivalente de 5 espaços, normalmente. Alguns softwares permitem o uso da tecla TAB para movimentar o cursor nas caixas de diálogo. - Tecla Delete A tecla Delete pode ser encontrada com o nome abreviado Del. Sua função é apagar um caractere posicionado à direita do cursor. - Tecla Esc A tecla Esc é utilizada para interromper uma tarefa ou um procedimento em execução. - Setas de direção As setas de direção servem para movimentar objetos na tela, como o próprio cursor ou figuras. 3.4.2 Mouse O mouse é um dispositivo de entrada que auxilia no comando do computador e de seus programas. É manuseado com uma mão e, quando movimentado, o cursor na tela do computador se move. É como uma extensão da mão do usuário que utilizamos para apontar objetos na tela do computador. O cursor é um indicador que aparece na tela, o qual mostra a posição que atenderá aos comandos do mouse. A figura 3.11 apresenta uma fotografia de um mouse. O mouse típico tem dois botões de controle em seu corpo, o botão da esquerda e o da direita. O botão da esquerda é utilizado para selecionar objetos, para abri-los ou para executá-los. A seleção de objetos é geralmente realizada pressionando-se o botão da esquerda uma única vez, o que chamamos de clique. Para a abertura do objeto ou execução, o mesmo botão esquerdo 73 3. COMPONENTES DE UM COMPUTADOR PERIFÉRICO deve ser pressionado rapidamente duas vezes seguidas, o que é conhecido como duplo clique. Outra função do botão esquerdo é arrastar um objeto. Por exemplo, para arrastar um arquivo, deve-se selecioná-lo com o botão esquerdo e manter o botão pressionado. O ato de manter o botão esquerdo pressionado é uma forma de prender o arquivo ao cursor do mouse. Assim, você pode arrastar o arquivo para qualquer lugar da tela, liberando-o assim que o botão esquerdo for solto. O botão direito é utilizado para mostrar propriedades e características do item apontado pelo cursor. Nos mouses atuais, há também uma espécie de rodinha entre os botões esquerdo e direito que é frequentemente utilizado para rolar ou movimentar o conteúdo de uma janela. Figura 3.11 – Mouse. O cursor, além de indicar a posição associada ao mouse na tela do computador, também dá informações ao usuário. Na tabela é apresentado alguns tipos de cursor. Tabela 3.7 – Cursor de mouse Cursor Significado É o cursor padrão. Utilizado para apontar para objetos no computador, como arquivos e pastas. É um cursor que indica que não é possível selecionar ou executar o objeto. Cursor geralmente utilizado na navegação da Internet. Esse cursor informa que a posição apontada é um link de Internet. 74 3. COMPONENTES DE UM COMPUTADOR PERIFÉRICO Esse cursor aparece quando o botão esquerdo é mantido pressionado, indicando que o objeto, arquivo ou pasta, pode ser arrastado. Esse cursor aparece em programas de edição de texto, indicando a posição atual onde o texto será escrito. <text:soft-page-break/>Esse cursor indica que o programa utilizado está ocupado, pois uma tarefa está em execução. Esses cursores aparecem quando aproximamos o cursor de bordas de janelas, tabelas, figuras. Indica que o usuário pode ajustar o tamanho do objeto, realizando o arraste da borda para o tamanho desejado. 3.4.3 Monitor O monitor é um dos principais dispositivos de saída do computador. É a tela na qual são apresentadas as informações visuais ao usuário. É no monitor que o usuário pode ver o que acontece no sistema operacional ou nos programas. Também é no monitor que aparece o cursor do mouse. A figura 3.12 apresenta um monitor. Figura 3.12 – Monitor. Os monitores evoluíram bastante ao longo dos anos. Os primeiros monitores de computadores eram monocromáticos, com a típica tela com caracteres verdes. Não demorou muito para as cores surgirem nos monitores, utilizando a mesma tecnologia dos televisores com raios catódicos. Atualmente, os monitores utilizam a tecnologia LCD ou LED. Isso permite que sejam mais leves e econômicos do que os monitores mais antigos. 75 3. COMPONENTES DE UM COMPUTADOR PERIFÉRICO 3.4.4 Impressora A impressora é um dispositivo de saída do computador que permite a obtenção de cópias em papel de textos, gráficos, desenhos e outros trabalhos criados no computador. Figura 3.13 – Impressora. As primeiras impressoras, chamadas de impressoras matriciais, herdaram a mesma tecnologia das máquinas de escrever e utilizam uma fita com tinta para imprimir os caracteres. Atualmente, são utilizadas as impressoras a jato de tinta e a laser, que apresentam maior qualidade e velocidade de impressão em relação às primeiras impressoras. 3.4.5 Scanner O scanner é um dispositivo de entrada de dados no computador. É um aparelho que digitaliza a imagem. É como uma máquina de fotocópia que, em vez de copiar, torna cada ponto de imagem, fotografia ou texto em uma imagem digitalizada no computador. Figura 3.14 – Scanner. 76 3. COMPONENTES DE UM COMPUTADOR PERIFÉRICO Existem basicamente dois tipos de scanner: de mão e de mesa. O scanner de mão é um aparelho parecido com os leitores de código de barra que encontramos em supermercados. Eles são mais baratos e requerem que o usuário o mova sobre a imagem ou documento para digitalizar. Essa última característica associa o sucesso da digitalização com a habilidade do usuário em manejar o scanner, o que pode ser um inconveniente para leigos. O scanner de mesa, por sua vez, é um aparelho no qual a imagem ou documento a ser digitalizado é posto sobre uma superfície plana. O scanner de mesa se encarrega de realizar o movimento de varredura do documento ou imagem em sua superfície e digitalizá-lo. Atualmente, é muito comum ter a função do scanner de mesa numa impressora multifuncional. As impressoras multifuncionais agregam as funções de copiadoras, impressoras e scanners. 3.4.6 Modem O modem é um equipamento para permitir que um computador possa se conectar a outro computador ou a uma rede de computadores. Originalmente, o modem utilizava a linha telefônica para realizar a conexão. Nesse caso, falamos que a linha telefônica é o canal de transmissão para a conexão do computador. O nome modem vem de modulador/ demodulador, o que, de forma simplificada, é o ajuste dos dados antes de serem enviados e recebidos pelo computador. O modem é um dispositivo de entrada e saída. É dispositivo de entrada, pois o computador recebe dados, ou seja, por meio do modem entra informação no computador. Também é dispositivo de saída, já que o computador envia dados à rede ou a outro computador, ou seja, saem dados do computador. Os modems que utilizam a linha telefônica caíram em desuso em função da baixa velocidade que ofereciam. Hoje, temos modems que utilizam as tecnologias das redes celulares que permitem uma velocidade de transmissão considerável, em torno de 1 Mbps, além de oferecer mobilidade para o usuário. 77 3. COMPONENTES DE UM COMPUTADOR PERIFÉRICO Figura 3.15 – Modem que utiliza a tecnologia 3G da rede celular. 3.4.6 Disquete, Pen drive e Unidade de DVD As memórias secundárias que estudamos, como o pen drive e a unidade de DVD são considerados periféricos do computador. Juntamente com a unidade de disquete, estes componentes são dispositivos de entrada e saída do computador. A unidade de disquete, já em desuso, tinha a mesma função de um pen drive: armazenar informações. Utilizava mídia magnética para o armazenamento. O seu desuso pode ser explicado pela baixa capacidade de armazenamento, chegando a poucos 1,44 Mbytes em um disquete de 3’’1/2. Figura 3.16 – Unidade de disquete e disquete de 3’’1/2 Apesar do disquete não ser mais utilizado, a sua imagem é sempre associada ao salvamento de arquivos. Vários <text:soft-page-break/>programas utilizam o ícone de um disquete para indicar o atalho de salvar arquivo. Ícone é uma figura pequena utilizada para representar um software ou um atalh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8T10:58:18.125000000</meta:creation-date>
    <dc:date>2021-07-19T16:28:06.819000000</dc:date>
    <meta:editing-duration>PT11H31M52S</meta:editing-duration>
    <meta:editing-cycles>2</meta:editing-cycles>
    <meta:generator>LibreOffice/7.0.2.2$Windows_X86_64 LibreOffice_project/8349ace3c3162073abd90d81fd06dcfb6b36b994</meta:generator>
    <meta:document-statistic meta:table-count="0" meta:image-count="0" meta:object-count="0" meta:page-count="22" meta:paragraph-count="83" meta:word-count="12148" meta:character-count="75419" meta:non-whitespace-character-count="63284"/>
  </office:meta>
</office:document-meta>
</file>